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873cm" fo:min-width="12.30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872cm" fo:min-width="12.30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873cm" fo:min-width="16.425cm"/>
    </style:style>
    <style:style style:name="P1" style:family="paragraph">
      <style:paragraph-properties fo:text-align="center"/>
      <style:text-properties fo:font-size="40pt"/>
    </style:style>
    <style:style style:name="P2" style:family="paragraph">
      <loext:graphic-properties draw:fill-color="#ffffff"/>
      <style:paragraph-properties fo:text-align="center"/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801cm" svg:height="4.123cm" svg:x="5.568cm" svg:y="1.081cm">
          <text:p text:style-name="P1">Comput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801cm" svg:height="4.123cm" svg:x="5.568cm" svg:y="5.353cm">
          <text:p text:style-name="P1">Communica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801cm" svg:height="4.122cm" svg:x="5.547cm" svg:y="9.624cm">
          <text:p text:style-name="P1">Coordin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801cm" svg:height="4.123cm" svg:x="5.568cm" svg:y="13.895cm">
          <text:p text:style-name="P1">Configura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925cm" svg:height="4.123cm" draw:transform="rotate (1.5707963267949) translate (1.228cm 18.006cm)">
          <text:p text:style-name="P1">Composition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456cm" fo:page-height="19.2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15:08:26.113476839</meta:creation-date>
    <dc:date>2016-12-05T15:58:58.553890589</dc:date>
    <meta:editing-duration>PT19M28S</meta:editing-duration>
    <meta:editing-cycles>3</meta:editing-cycles>
    <meta:generator>LibreOffice/5.2.2.2$Linux_X86_64 LibreOffice_project/20m0$Build-2</meta:generator>
    <meta:document-statistic meta:object-count="5"/>
  </office:meta>
</office:document-meta>
</file>